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66.81mm" svg:y="11.1mm">
            <loext:p draw:notify-on-update-of-ranges="Planilha1.A2:Planilha1.A33 Planilha1.B1:Planilha1.B1 Planilha1.B2:Planilha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pu</text:p>
          </table:table-cell>
          <table:table-cell office:value-type="string" calcext:value-type="string">
            <text:p>consum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.2" calcext:value-type="float">
            <text:p>153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.08" calcext:value-type="float">
            <text:p>157,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.58" calcext:value-type="float">
            <text:p>161,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.61" calcext:value-type="float">
            <text:p>166,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.99" calcext:value-type="float">
            <text:p>168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.52" calcext:value-type="float">
            <text:p>172,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.2" calcext:value-type="float">
            <text:p>175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.66" calcext:value-type="float">
            <text:p>178,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.05" calcext:value-type="float">
            <text:p>180,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4.79" calcext:value-type="float">
            <text:p>184,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0.12" calcext:value-type="float">
            <text:p>190,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2.67" calcext:value-type="float">
            <text:p>192,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.68" calcext:value-type="float">
            <text:p>194,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6.66" calcext:value-type="float">
            <text:p>196,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.86" calcext:value-type="float">
            <text:p>197,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.46" calcext:value-type="float">
            <text:p>198,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.04" calcext:value-type="float">
            <text:p>199,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.51" calcext:value-type="float">
            <text:p>199,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.72" calcext:value-type="float">
            <text:p>199,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.53" calcext:value-type="float">
            <text:p>200,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.15" calcext:value-type="float">
            <text:p>200,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.27" calcext:value-type="float">
            <text:p>201,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9" calcext:value-type="float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6:17:35.931862613</meta:creation-date>
    <dc:date>2018-04-26T16:42:58.349300954</dc:date>
    <meta:editing-duration>PT4M21S</meta:editing-duration>
    <meta:editing-cycles>1</meta:editing-cycles>
    <meta:document-statistic meta:table-count="1" meta:cell-count="66" meta:object-count="1"/>
    <meta:generator>LibreOffice/5.4.1.2$Linux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30" chart:maximum="2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27cm" style:legend-expansion="high" chart:style-name="ch2"/>
        <chart:plot-area chart:style-name="ch3" table:cell-range-address="Planilha1.A1:Planilha1.B33" chart:data-source-has-labels="both" svg:x="0.32cm" svg:y="0.18cm" svg:width="12.614cm" svg:height="8.64cm">
          <chartooo:coordinate-region svg:x="1.127cm" svg:y="0.353cm" svg:width="11.62cm" svg:height="7.873cm"/>
          <chart:axis chart:dimension="x" chart:name="primary-x" chart:style-name="ch4" chartooo:axis-type="auto">
            <chartooo:date-scale/>
            <chart:categories table:cell-range-address="Planilha1.A2:Planilha1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33" chart:label-cell-address="Planilha1.B1:Planilha1.B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33</svg:desc>
                </draw:g>
              </table:table-cell>
              <table:table-cell office:value-type="float" office:value="139.91">
                <text:p>139.91</text:p>
                <draw:g>
                  <svg:desc>Planilha1.B2:Planilha1.B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7.08">
                <text:p>157.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6.61">
                <text:p>166.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8.99">
                <text:p>168.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2.52">
                <text:p>172.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8.66">
                <text:p>178.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.05">
                <text:p>180.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4.79">
                <text:p>184.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0.12">
                <text:p>190.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2.67">
                <text:p>192.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4.68">
                <text:p>194.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6.66">
                <text:p>196.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7.86">
                <text:p>197.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8.46">
                <text:p>198.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9.04">
                <text:p>199.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9.51">
                <text:p>199.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9.72">
                <text:p>199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00.53">
                <text:p>200.5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0.15">
                <text:p>200.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1.27">
                <text:p>201.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